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0" style:family="table-cell" style:parent-style-name="Default" style:data-style-name="N22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2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7.17020833333333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7.196666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LES RHODOS VILLAGE</text:p>
          </table:table-cell>
          <table:table-cell office:value-type="string" table:style-name="ce4">
            <text:p>AOÛT</text:p>
          </table:table-cell>
          <table:table-cell table:style-name="ce2"/>
          <table:table-cell office:value-type="string" table:style-name="ce3">
            <text:p>LE CHARMIEUX CHINAILL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QU'EST-CE QU'ON A FAIT AU BON DIEU ?</text:p>
          </table:table-cell>
          <table:table-cell office:value-type="string" table:style-name="ce6">
            <text:p>VEN 1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PLANES 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7">
            <text:p>QU'EST-CE QU'ON A FAIT AU BON DIEU ?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A PLANÈTE DES SINGES : l'affrontemen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PLANES 2</text:p>
          </table:table-cell>
          <table:table-cell office:value-type="string" table:style-name="ce6">
            <text:p>SAM 2</text:p>
          </table:table-cell>
          <table:table-cell office:value-type="string" table:style-name="ce5">
            <text:p>17H30</text:p>
          </table:table-cell>
          <table:table-cell office:value-type="string" table:style-name="ce10">
            <text:p>LA LISTE DE MES ENVIES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7">
            <text:p>LA PLANÈTE DES SINGES : l'affrontement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0">
            <text:p>TRANSCENDANC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DRAGONS 2</text:p>
          </table:table-cell>
          <table:table-cell office:value-type="string" table:style-name="ce6">
            <text:p>DIM 3</text:p>
          </table:table-cell>
          <table:table-cell office:value-type="string" table:style-name="ce5">
            <text:p>17H30</text:p>
          </table:table-cell>
          <table:table-cell office:value-type="string" table:style-name="ce7">
            <text:p>QU'EST-CE QU'ON A FAIT AU BON DIEU ?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10">
            <text:p>TRANSFORMERS : l'âge de l'extinction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QU'EST-CE QU'ON A FAIT AU BON DIEU ?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LES VACANCES DU PETIT NICOLAS</text:p>
          </table:table-cell>
          <table:table-cell office:value-type="string" table:style-name="ce6">
            <text:p>LUN 4</text:p>
          </table:table-cell>
          <table:table-cell office:value-type="string" table:style-name="ce5">
            <text:p>17H30</text:p>
          </table:table-cell>
          <table:table-cell office:value-type="string" table:style-name="ce9">
            <text:p>DRAGONS 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7">
            <text:p>TRANSCENDANCE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0">
            <text:p>TRANSFORMERS : l'âge de l'extincti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QU'EST-CE QU'ON A FAIT AU BON DIEU ?</text:p>
          </table:table-cell>
          <table:table-cell office:value-type="string" table:style-name="ce20">
            <text:p>MARDI 5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QU'EST-CE QU'ON A FAIT AU BON DIEU ?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BARBECU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11">
            <text:p>PLANES 2</text:p>
          </table:table-cell>
          <table:table-cell office:value-type="string" table:style-name="ce4">
            <text:p>MER 6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MALEFIQU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LA LISTE DE MES ENVIES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A LISTE DE MES ENVI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DRAGONS 2</text:p>
          </table:table-cell>
          <table:table-cell office:value-type="string" table:style-name="ce6">
            <text:p>JEU 7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JIMMY'S HALL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LA PLANÈTE DES SINGES : l'affrontement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DEUX JOURS, UNE NUI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LES VACANCES DU PETIT NICOLAS</text:p>
          </table:table-cell>
          <table:table-cell office:value-type="string" table:style-name="ce6">
            <text:p>VEN 8</text:p>
          </table:table-cell>
          <table:table-cell office:value-type="string" table:style-name="ce5">
            <text:p>17H30</text:p>
          </table:table-cell>
          <table:table-cell office:value-type="string" table:style-name="ce9">
            <text:p>BABYSITTING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LES VACANCES DU PETIT NICOLAS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0">
            <text:p>ON A FAILLI ÊTRE AMI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JIMMY'S HALL</text:p>
          </table:table-cell>
          <table:table-cell office:value-type="string" table:style-name="ce6">
            <text:p>SAM 9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QU'EST CE QU'ON A FAIT AU BON DIEU ?</text:p>
          </table:table-cell>
          <table:table-cell table:number-columns-repeated="16379"/>
        </table:table-row>
        <table:table-row table:style-name="ro1">
          <table:table-cell table:style-name="ce7"/>
          <table:table-cell office:value-type="string" table:style-name="ce10">
            <text:p>TRANSCENDANCE</text:p>
          </table:table-cell>
          <table:table-cell table:style-name="ce8"/>
          <table:table-cell table:style-name="ce7"/>
          <table:table-cell table:style-name="ce10"/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L'HOMME QU'ON AIMAIT TROP</text:p>
          </table:table-cell>
          <table:table-cell office:value-type="string" table:style-name="ce6">
            <text:p>DIM 10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LUCY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11">
            <text:p>QU'EST-CE QU'ON A FAIT AU BON DIEU ?</text:p>
          </table:table-cell>
          <table:table-cell office:value-type="string" table:style-name="ce20">
            <text:p>MARDI 11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LA RITOURNELL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7">
            <text:p>QU'EST-CE QU'ON A FAIT AU BON DIEU ?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A LISTE DE MES ENVI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PLANES 2</text:p>
          </table:table-cell>
          <table:table-cell office:value-type="string" table:style-name="ce6">
            <text:p>MER 12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DRAGONS 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TRANSFORMERS : l'âge de l'extinction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SOUS LES JUPES DES FILL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11">
            <text:p>QU'EST CE QU'ON A FAIT AU BON DIEU ?</text:p>
          </table:table-cell>
          <table:table-cell office:value-type="string" table:style-name="ce6">
            <text:p>JEU 13</text:p>
          </table:table-cell>
          <table:table-cell office:value-type="string" table:style-name="ce5">
            <text:p>17H30</text:p>
          </table:table-cell>
          <table:table-cell office:value-type="string" table:style-name="ce9">
            <text:p>RIO 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10">
            <text:p>QU'EST CE QU'ON A FAIT AU BON DIEU ?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ON A FAILLI ÊTRE AMI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PLANES 2</text:p>
          </table:table-cell>
          <table:table-cell office:value-type="string" table:style-name="ce6">
            <text:p>VEN 15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QU'EST CE QU'ON A FAIT AU BON DIEU ?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TRANSFORMERS : l'âge de l'extinction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QU'EST CE QU'ON A FAIT AU BON DIEU ?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DRAGONS 2</text:p>
          </table:table-cell>
          <table:table-cell office:value-type="string" table:style-name="ce6">
            <text:p>SAM 16</text:p>
          </table:table-cell>
          <table:table-cell office:value-type="string" table:style-name="ce5">
            <text:p>17H30</text:p>
          </table:table-cell>
          <table:table-cell office:value-type="string" table:style-name="ce11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LA PLANÈTE DES SINGES : l'affrontement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7h30</text:p>
          </table:table-cell>
          <table:table-cell office:value-type="string" table:style-name="ce9">
            <text:p>LES VACANCES DU PETIT NICOLAS</text:p>
          </table:table-cell>
          <table:table-cell office:value-type="string" table:style-name="ce12">
            <text:p>DIM 17</text:p>
          </table:table-cell>
          <table:table-cell office:value-type="string" table:style-name="ce9">
            <text:p>17H30</text:p>
          </table:table-cell>
          <table:table-cell office:value-type="string" table:style-name="ce9">
            <text:p>MALEFIQUE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JIMMY'S HALL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7">
            <text:p>TRANSFORMERS:L'AGE DE L'EXTINCTION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7h30</text:p>
          </table:table-cell>
          <table:table-cell office:value-type="string" table:style-name="ce9">
            <text:p>LES FRANCIS</text:p>
          </table:table-cell>
          <table:table-cell office:value-type="string" table:style-name="ce14">
            <text:p>LUN 18</text:p>
          </table:table-cell>
          <table:table-cell office:value-type="string" table:style-name="ce9">
            <text:p>17H30</text:p>
          </table:table-cell>
          <table:table-cell office:value-type="string" table:style-name="ce9">
            <text:p>DRAGONS 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LES FRANCI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SOUS LES JUPES DES FILLE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7h30</text:p>
          </table:table-cell>
          <table:table-cell office:value-type="string" table:style-name="ce9">
            <text:p>QU'EST CE QU'ON A FAIT AU BON DIEU ?</text:p>
          </table:table-cell>
          <table:table-cell office:value-type="string" table:style-name="ce21">
            <text:p>MARDI 19</text:p>
          </table:table-cell>
          <table:table-cell office:value-type="string" table:style-name="ce9">
            <text:p>17H30</text:p>
          </table:table-cell>
          <table:table-cell office:value-type="string" table:style-name="ce9">
            <text:p>RIO 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L'HOMME QU'ON AIMAIT TROP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5">
            <text:p>TRANSCENDANC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PLANES 2</text:p>
          </table:table-cell>
          <table:table-cell office:value-type="string" table:style-name="ce6">
            <text:p>MER 20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QU'EST CE QU'ON A FAIT AU BON DIEU ?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LES GARDIENS DE LA GALAXIE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0">
            <text:p>LA RITOURNELL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PLANES 2</text:p>
          </table:table-cell>
          <table:table-cell office:value-type="string" table:style-name="ce6">
            <text:p>JEU 21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1 H</text:p>
          </table:table-cell>
          <table:table-cell office:value-type="string" table:style-name="ce11">
            <text:p>LUCY</text:p>
          </table:table-cell>
          <table:table-cell table:style-name="ce6"/>
          <table:table-cell office:value-type="string" table:style-name="ce5">
            <text:p>21H</text:p>
          </table:table-cell>
          <table:table-cell office:value-type="string" table:style-name="ce5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16">
            <text:p>17h30</text:p>
          </table:table-cell>
          <table:table-cell office:value-type="string" table:style-name="ce16">
            <text:p>L'HOMME QU'ON AIMAIT TROP</text:p>
          </table:table-cell>
          <table:table-cell office:value-type="string" table:style-name="ce17">
            <text:p>VEN 22</text:p>
          </table:table-cell>
          <table:table-cell office:value-type="string" table:style-name="ce16">
            <text:p>17H30</text:p>
          </table:table-cell>
          <table:table-cell office:value-type="string" table:style-name="ce16">
            <text:p>MALEFIQU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EXPENDABLES 3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5">
            <text:p>TRANSFORMERS:L'AGE DE L'EXTINCTI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table:style-name="ce5"/>
          <table:table-cell office:value-type="string" table:style-name="ce6">
            <text:p>SAM 23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DRAGONS 2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21 H</text:p>
          </table:table-cell>
          <table:table-cell table:style-name="ce15"/>
          <table:table-cell table:style-name="ce18"/>
          <table:table-cell office:value-type="string" table:style-name="ce15">
            <text:p>21H</text:p>
          </table:table-cell>
          <table:table-cell office:value-type="string" table:style-name="ce15">
            <text:p>SOUS LES JUPES DES FILL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table:style-name="ce5"/>
          <table:table-cell office:value-type="string" table:style-name="ce6">
            <text:p>DIM 24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PLANES 2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21 H</text:p>
          </table:table-cell>
          <table:table-cell table:style-name="ce15"/>
          <table:table-cell table:style-name="ce18"/>
          <table:table-cell office:value-type="string" table:style-name="ce15">
            <text:p>21H</text:p>
          </table:table-cell>
          <table:table-cell office:value-type="string" table:style-name="ce15">
            <text:p>ON A FAILLI ÊTRE AMI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table:style-name="ce5"/>
          <table:table-cell office:value-type="string" table:style-name="ce6">
            <text:p>LUN 25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QU'EST CE QU'ON A FAIT AU BON DIEU ?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21 H</text:p>
          </table:table-cell>
          <table:table-cell table:style-name="ce15"/>
          <table:table-cell table:style-name="ce18"/>
          <table:table-cell office:value-type="string" table:style-name="ce15">
            <text:p>21H</text:p>
          </table:table-cell>
          <table:table-cell office:value-type="string" table:style-name="ce15">
            <text:p>QU'EST CE QU'ON A FAIT AU BON DIEU ?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table:style-name="ce5"/>
          <table:table-cell office:value-type="string" table:style-name="ce20">
            <text:p>MARDI 26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21 H</text:p>
          </table:table-cell>
          <table:table-cell table:style-name="ce15"/>
          <table:table-cell table:style-name="ce18"/>
          <table:table-cell office:value-type="string" table:style-name="ce15">
            <text:p>21H</text:p>
          </table:table-cell>
          <table:table-cell office:value-type="string" table:style-name="ce15">
            <text:p>LES VACANCES DU PETIT NICOLA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table:style-name="ce5"/>
          <table:table-cell office:value-type="string" table:style-name="ce6">
            <text:p>MER 27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DE TOUTES NOS FORC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1 H</text:p>
          </table:table-cell>
          <table:table-cell table:style-name="ce5"/>
          <table:table-cell table:style-name="ce6"/>
          <table:table-cell office:value-type="string" table:style-name="ce5">
            <text:p>21H</text:p>
          </table:table-cell>
          <table:table-cell office:value-type="string" table:style-name="ce5">
            <text:p>TRANSFORMERS:L'AGE DE L'EXTINCTION</text:p>
          </table:table-cell>
          <table:table-cell table:number-columns-repeated="16379"/>
        </table:table-row>
        <table:table-row table:style-name="ro1">
          <table:table-cell office:value-type="string" table:style-name="ce16">
            <text:p>17h30</text:p>
          </table:table-cell>
          <table:table-cell table:style-name="ce19"/>
          <table:table-cell office:value-type="string" table:style-name="ce17">
            <text:p>JEU 28</text:p>
          </table:table-cell>
          <table:table-cell office:value-type="string" table:style-name="ce16">
            <text:p>17H30</text:p>
          </table:table-cell>
          <table:table-cell office:value-type="string" table:style-name="ce16">
            <text:p>DRAGONS 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1 H</text:p>
          </table:table-cell>
          <table:table-cell table:style-name="ce9"/>
          <table:table-cell table:style-name="ce6"/>
          <table:table-cell office:value-type="string" table:style-name="ce5">
            <text:p>21H</text:p>
          </table:table-cell>
          <table:table-cell office:value-type="string" table:style-name="ce9">
            <text:p>SOUS LES JUPES DES FILLES</text:p>
          </table:table-cell>
          <table:table-cell table:number-columns-repeated="16379"/>
        </table:table-row>
        <table:table-row table:style-name="ro1">
          <table:table-cell office:value-type="string" table:style-name="ce16">
            <text:p>17h30</text:p>
          </table:table-cell>
          <table:table-cell office:value-type="string" table:style-name="ce19">
            <text:p>LES FRANCIS</text:p>
          </table:table-cell>
          <table:table-cell office:value-type="string" table:style-name="ce17">
            <text:p>SAM 30</text:p>
          </table:table-cell>
          <table:table-cell office:value-type="string" table:style-name="ce16">
            <text:p>17H30</text:p>
          </table:table-cell>
          <table:table-cell office:value-type="string" table:style-name="ce16">
            <text:p>DRAGONS 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1 H</text:p>
          </table:table-cell>
          <table:table-cell office:value-type="string" table:style-name="ce9">
            <text:p>LES FRANCIS</text:p>
          </table:table-cell>
          <table:table-cell table:style-name="ce6"/>
          <table:table-cell office:value-type="string" table:style-name="ce5">
            <text:p>21H</text:p>
          </table:table-cell>
          <table:table-cell office:value-type="string" table:style-name="ce9">
            <text:p>SOUS LES JUPES DES FILLES</text:p>
          </table:table-cell>
          <table:table-cell table:number-columns-repeated="16379"/>
        </table:table-row>
        <table:table-row table:style-name="ro1">
          <table:table-cell office:value-type="string" table:style-name="ce16">
            <text:p>17h30</text:p>
          </table:table-cell>
          <table:table-cell office:value-type="string" table:style-name="ce19">
            <text:p>L'HOMME QU'ON AIMAIT TROP</text:p>
          </table:table-cell>
          <table:table-cell office:value-type="string" table:style-name="ce17">
            <text:p>DIM 31</text:p>
          </table:table-cell>
          <table:table-cell office:value-type="string" table:style-name="ce16">
            <text:p>17H30</text:p>
          </table:table-cell>
          <table:table-cell office:value-type="string" table:style-name="ce16">
            <text:p>DRAGONS 2</text:p>
          </table:table-cell>
          <table:table-cell table:number-columns-repeated="16379"/>
        </table:table-row>
        <table:table-row table:style-name="ro1">
          <table:table-cell table:style-name="ce5"/>
          <table:table-cell table:style-name="ce9"/>
          <table:table-cell table:style-name="ce6"/>
          <table:table-cell table:style-name="ce5"/>
          <table:table-cell table:style-name="ce9"/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</table:table>
      <table:table table:name="Feuil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imon RONZANI</meta:initial-creator>
    <dc:creator>Simon RONZANI</dc:creator>
    <meta:creation-date>2014-09-04T09:05:35Z</meta:creation-date>
    <dc:date>2014-09-04T09:30:10Z</dc:date>
  </office:meta>
</office:document-meta>
</file>